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Caslon Pro" svg:font-family="'Adobe Caslon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9999ff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843cm" fo:min-width="9.482cm"/>
    </style:style>
    <style:style style:name="gr4" style:family="graphic" style:parent-style-name="standard">
      <style:graphic-properties draw:stroke="none" svg:stroke-color="#000000" draw:fill="none" draw:fill-color="#ffffff" fo:min-height="1.348cm"/>
    </style:style>
    <style:style style:name="gr5" style:family="graphic" style:parent-style-name="standard">
      <style:graphic-properties draw:fill="none" draw:opacity="100%" draw:textarea-horizontal-align="justify" draw:textarea-vertical-align="middle" draw:auto-grow-height="false" fo:min-height="1.935cm" fo:min-width="9.483cm"/>
    </style:style>
    <style:style style:name="gr6" style:family="graphic" style:parent-style-name="standard">
      <style:graphic-properties svg:stroke-width="0cm" draw:marker-start-width="0.202cm" draw:marker-end-width="0.202cm" draw:fill="none" draw:textarea-horizontal-align="justify" draw:textarea-vertical-align="middle" draw:auto-grow-height="false" fo:min-height="24.13cm" fo:min-width="9.656cm" fo:padding-top="0.127cm" fo:padding-bottom="0.127cm" fo:padding-left="0.252cm" fo:padding-right="0.2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5.256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026cm" fo:min-width="9.4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3.008cm" fo:min-width="9.6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6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997cm" fo:min-width="9.6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5.2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243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652cm" fo:min-width="9.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1.7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1.75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8cm" fo:min-width="4.1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9cm" fo:min-width="0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0.659cm" fo:min-width="0.768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295cm" fo:min-width="2.66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3cm" fo:min-width="0.9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4cm" fo:min-width="1.6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1.383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5.439cm" fo:min-width="0.952cm"/>
    </style:style>
    <style:style style:name="gr28" style:family="graphic" style:parent-style-name="objectwithoutfill">
      <style:graphic-properties draw:fill="none" draw:opacity="100%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536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2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6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5.439cm" fo:min-width="0.95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3.72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6cm" fo:min-width="4.12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9cm" fo:min-width="4.138cm"/>
    </style:style>
    <style:style style:name="gr38" style:family="graphic" style:parent-style-name="standard">
      <style:graphic-properties draw:fill="none" draw:fill-color="#729fcf" draw:textarea-horizontal-align="justify" draw:textarea-vertical-align="middle" draw:auto-grow-height="false" fo:min-height="2.931cm" fo:min-width="0.11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46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574cm"/>
    </style:style>
    <style:style style:name="gr41" style:family="graphic" style:parent-style-name="standard">
      <style:graphic-properties draw:fill="none" draw:fill-color="#729fcf" draw:textarea-horizontal-align="justify" draw:textarea-vertical-align="middle" draw:auto-grow-height="false" fo:min-height="2.931cm" fo:min-width="0.11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cm" fo:min-width="0.43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cm" fo:min-width="0.544cm"/>
    </style:style>
    <style:style style:name="gr45" style:family="graphic" style:parent-style-name="standard">
      <style:graphic-properties svg:stroke-width="0.741cm" svg:stroke-color="#cccccc" draw:marker-start-width="1.307cm" draw:marker-end-width="1.307cm" svg:stroke-opacity="100%" draw:fill="none" draw:textarea-horizontal-align="justify" draw:textarea-vertical-align="middle" draw:auto-grow-height="false" fo:min-height="24.283cm" fo:min-width="9.817cm" fo:padding-top="0.491cm" fo:padding-bottom="0.491cm" fo:padding-left="0.616cm" fo:padding-right="0.616cm"/>
    </style:style>
    <style:style style:name="gr46" style:family="graphic" style:parent-style-name="standard">
      <style:graphic-properties svg:stroke-width="0.106cm" draw:marker-start="Arrow" draw:marker-start-width="0.46cm" draw:marker-end="Arrow" draw:marker-end-width="0.46cm" draw:fill-color="#729fcf" draw:textarea-vertical-align="middle" fo:padding-top="0.179cm" fo:padding-bottom="0.179cm" fo:padding-left="0.304cm" fo:padding-right="0.304cm"/>
    </style:style>
    <style:style style:name="gr47" style:family="graphic" style:parent-style-name="objectwithoutfill">
      <style:graphic-properties draw:fill="none" draw:fill-color="#729fcf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999999" style:font-name="Adobe Caslon Pro" fo:font-size="15pt"/>
    </style:style>
    <style:style style:name="P3" style:family="paragraph">
      <loext:graphic-properties draw:fill="none" draw:fill-color="#ffffff"/>
      <style:text-properties fo:color="#999999" style:font-name="Adobe Caslon Pro" fo:font-size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Liberation Serif"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style:text-properties style:font-name="Liberation Serif" fo:font-size="18pt" style:font-size-asian="18pt" style:font-size-complex="18pt"/>
    </style:style>
    <style:style style:name="P9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10" style:family="paragraph">
      <loext:graphic-properties draw:fill="none" draw:fill-color="#ffffff"/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style:paragraph-properties fo:text-align="center"/>
      <style:text-properties style:font-name="Liberation Serif" fo:font-size="18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color="#808080" style:font-name="Liberation Serif" fo:font-size="18pt" style:font-size-asian="18pt" style:font-size-complex="18pt"/>
    </style:style>
    <style:style style:name="P14" style:family="paragraph">
      <style:text-properties fo:color="#b2b2b2" style:font-name="Liberation Serif"/>
    </style:style>
    <style:style style:name="P15" style:family="paragraph">
      <loext:graphic-properties draw:fill="none" draw:fill-color="#ffffff"/>
      <style:text-properties fo:color="#b2b2b2" style:font-name="Liberation Serif"/>
    </style:style>
    <style:style style:name="P16" style:family="paragraph">
      <style:text-properties fo:color="#b2b2b2"/>
    </style:style>
    <style:style style:name="P17" style:family="paragraph">
      <loext:graphic-properties draw:fill="none" draw:fill-color="#ffffff"/>
      <style:text-properties fo:color="#b2b2b2"/>
    </style:style>
    <style:style style:name="P18" style:family="paragraph">
      <style:text-properties fo:font-size="9pt" style:font-size-asian="9pt" style:font-size-complex="9pt"/>
    </style:style>
    <style:style style:name="P19" style:family="paragraph">
      <loext:graphic-properties draw:fill="none" draw:fill-color="#ffffff"/>
      <style:text-properties fo:font-size="9pt" style:font-size-asian="9pt" style:font-size-complex="9pt"/>
    </style:style>
    <style:style style:name="P20" style:family="paragraph">
      <loext:graphic-properties draw:fill="none" draw:fill-color="#ffffff"/>
      <style:text-properties fo:font-size="13pt" style:font-size-asian="13pt" style:font-size-complex="13pt"/>
    </style:style>
    <style:style style:name="P21" style:family="paragraph">
      <style:text-properties style:font-name="Liberation Serif"/>
    </style:style>
    <style:style style:name="P22" style:family="paragraph">
      <loext:graphic-properties draw:fill="none" draw:fill-color="#ffffff"/>
      <style:text-properties fo:color="#808080" style:font-name="Liberation Serif" fo:background-color="transparent"/>
    </style:style>
    <style:style style:name="P23" style:family="paragraph">
      <loext:graphic-properties draw:fill="none" draw:fill-color="#ffffff"/>
      <style:text-properties fo:color="#808080" style:font-name="Liberation Serif" fo:font-size="15pt" style:font-size-asian="15pt" style:font-size-complex="15pt"/>
    </style:style>
    <style:style style:name="P24" style:family="paragraph">
      <loext:graphic-properties draw:fill="none" draw:fill-color="#ffffff"/>
      <style:text-properties fo:color="#999999" style:font-name="Liberation Serif"/>
    </style:style>
    <style:style style:name="P25" style:family="paragraph">
      <loext:graphic-properties draw:fill="none" draw:fill-color="#729fcf"/>
      <style:paragraph-properties fo:text-align="center"/>
    </style:style>
    <style:style style:name="P26" style:family="paragraph">
      <loext:graphic-properties draw:fill="none" draw:fill-color="#ffffff"/>
      <style:text-properties fo:font-size="4pt" style:font-size-asian="4pt" style:font-size-complex="4pt"/>
    </style:style>
    <style:style style:name="P27" style:family="paragraph">
      <loext:graphic-properties draw:fill-color="#729fcf"/>
      <style:paragraph-properties fo:text-align="center"/>
    </style:style>
    <style:style style:name="P28" style:family="paragraph">
      <loext:graphic-properties draw:fill="none" draw:fill-color="#ffffff"/>
      <style:text-properties fo:color="#999999" style:font-name="Liberation Serif" fo:font-size="15pt" style:font-size-asian="15pt" style:font-size-complex="15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4pt" style:font-size-asian="14pt" style:font-size-complex="14pt"/>
    </style:style>
    <style:style style:name="T3" style:family="text">
      <style:text-properties style:font-name="Liberation Serif" fo:font-size="18pt" style:font-size-asian="18pt" style:font-size-complex="18pt"/>
    </style:style>
    <style:style style:name="T4" style:family="text"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808080" style:font-name="Liberation Serif" fo:font-size="18pt" style:font-size-asian="18pt" style:font-size-complex="18pt"/>
    </style:style>
    <style:style style:name="T7" style:family="text">
      <style:text-properties fo:color="#b2b2b2" style:font-name="Liberation Serif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808080" style:font-name="Liberation Serif" fo:background-color="transparent"/>
    </style:style>
    <style:style style:name="T11" style:family="text">
      <style:text-properties fo:color="#808080" style:font-name="Liberation Serif" fo:font-size="15pt" style:font-size-asian="15pt" style:font-size-complex="15pt"/>
    </style:style>
    <style:style style:name="T12" style:family="text">
      <style:text-properties fo:color="#999999" style:font-name="Liberation Serif"/>
    </style:style>
    <style:style style:name="T13" style:family="text">
      <style:text-properties fo:font-size="4pt" style:font-size-asian="4pt" style:font-size-complex="4pt"/>
    </style:style>
    <style:style style:name="T14" style:family="text">
      <style:text-properties fo:color="#999999" style:font-name="Liberation Seri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59cm" svg:y1="1.889cm" svg:x2="3.159cm" svg:y2="26.273cm">
          <text:p/>
        </draw:line>
        <draw:frame draw:style-name="gr2" draw:text-style-name="P3" draw:layer="layout" svg:width="1.905cm" svg:height="0.835cm" svg:x="1.889cm" svg:y="1.054cm">
          <draw:text-box>
            <text:p text:style-name="P2"><text:span text:style-name="T1">24U</text:span></text:p>
          </draw:text-box>
        </draw:frame>
        <draw:custom-shape draw:style-name="gr3" draw:text-style-name="P4" draw:layer="layout" svg:width="9.982cm" svg:height="1.093cm" svg:x="4.545cm" svg:y="25.07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.655cm" svg:height="1.598cm" svg:x="7.091cm" svg:y="25.118cm">
          <draw:text-box>
            <text:p text:style-name="P5"><text:span text:style-name="T2">Network Power Strip - 1U</text:span></text:p>
          </draw:text-box>
        </draw:frame>
        <draw:custom-shape draw:style-name="gr5" draw:text-style-name="P7" draw:layer="layout" svg:width="9.983cm" svg:height="2.185cm" svg:x="4.566cm" svg:y="22.7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0.16cm" svg:height="24.384cm" svg:x="4.484cm" svg:y="1.762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5.756cm" svg:height="1.033cm" svg:x="7.337cm" svg:y="22.698cm">
          <draw:text-box>
            <text:p text:style-name="P5"><text:span text:style-name="T2">Networking Shelf - 2U</text:span></text:p>
          </draw:text-box>
        </draw:frame>
        <draw:custom-shape draw:style-name="gr8" draw:text-style-name="P4" draw:layer="layout" svg:width="9.983cm" svg:height="3.276cm" svg:x="4.63cm" svg:y="19.428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4.625cm" svg:height="1.143cm" svg:x="15.525cm" svg:y="19.923cm">
          <draw:text-box>
            <text:p text:style-name="P8"><text:span text:style-name="T3"><text:s/></text:span><text:span text:style-name="T3">Preamp - 3U</text:span></text:p>
          </draw:text-box>
        </draw:frame>
        <draw:custom-shape draw:style-name="gr10" draw:text-style-name="P4" draw:layer="layout" svg:width="10.188cm" svg:height="3.258cm" svg:x="4.484cm" svg:y="8.74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6.49cm" svg:height="1.606cm" svg:x="6.702cm" svg:y="9.89cm">
          <draw:text-box>
            <text:p text:style-name="P8"><text:span text:style-name="T4">Power distribution-3U</text:span></text:p>
          </draw:text-box>
        </draw:frame>
        <draw:custom-shape draw:style-name="gr12" draw:text-style-name="P4" draw:layer="layout" svg:width="10.174cm" svg:height="3.247cm" svg:x="4.484cm" svg:y="5.318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5.984cm" svg:height="1.093cm" svg:x="6.966cm" svg:y="6.62cm">
          <draw:text-box>
            <text:p text:style-name="P8"><text:span text:style-name="T3">Monitor Control - 3U</text:span></text:p>
          </draw:text-box>
        </draw:frame>
        <draw:frame draw:style-name="gr14" draw:text-style-name="P11" draw:layer="layout" svg:width="1.793cm" svg:height="0.683cm" svg:x="15.971cm" svg:y="26.257cm">
          <draw:text-box>
            <text:p><text:span text:style-name="T5">7/14/16</text:span></text:p>
          </draw:text-box>
        </draw:frame>
        <draw:custom-shape draw:style-name="gr15" draw:text-style-name="P13" draw:layer="layout" svg:width="9.93cm" svg:height="0.902cm" svg:x="4.683cm" svg:y="18.526cm">
          <text:p text:style-name="P12"><text:span text:style-name="T6">shelf 1U</text:span></text:p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2.385cm" svg:height="2.221cm" svg:x="15.833cm" svg:y="6.399cm">
          <draw:text-box>
            <text:p text:style-name="P14"><text:span text:style-name="T7">Rails</text:span></text:p>
          </draw:text-box>
        </draw:frame>
        <draw:frame draw:style-name="gr17" draw:text-style-name="P17" draw:layer="layout" svg:width="2.386cm" svg:height="1.016cm" svg:x="15.832cm" svg:y="9.89cm">
          <draw:text-box>
            <text:p text:style-name="P16"><text:span text:style-name="T7">Rails</text:span></text:p>
          </draw:text-box>
        </draw:frame>
        <draw:frame draw:style-name="gr18" draw:text-style-name="P15" draw:layer="layout" svg:width="4.895cm" svg:height="1.378cm" svg:x="15.736cm" svg:y="23.86cm">
          <draw:text-box>
            <text:p text:style-name="P14"><text:span text:style-name="T7">Sliding shelf</text:span></text:p>
          </draw:text-box>
        </draw:frame>
        <draw:frame draw:style-name="gr19" draw:text-style-name="P15" draw:layer="layout" svg:width="2.385cm" svg:height="5.842cm" svg:x="15.733cm" svg:y="20.812cm">
          <draw:text-box>
            <text:p text:style-name="P14"><text:span text:style-name="T7">Rails</text:span></text:p>
          </draw:text-box>
        </draw:frame>
        <draw:frame draw:style-name="gr20" draw:text-style-name="P15" draw:layer="layout" svg:width="4.896cm" svg:height="1.379cm" svg:x="15.678cm" svg:y="14.97cm">
          <draw:text-box>
            <text:p text:style-name="P14"><text:span text:style-name="T7">Sliding shelf</text:span></text:p>
          </draw:text-box>
        </draw:frame>
        <draw:polygon draw:style-name="gr21" draw:text-style-name="P4" draw:layer="layout" svg:width="1.637cm" svg:height="0.633cm" draw:transform="rotate (-1.5707963267949) translate (6.46034311742573cm 22.8444261552241cm)" svg:viewBox="0 0 1638 634" draw:points="546,634 1091,634 1638,0 0,0">
          <text:p/>
        </draw:polygon>
        <draw:custom-shape draw:style-name="gr22" draw:text-style-name="P4" draw:layer="layout" svg:width="1.268cm" svg:height="0.909cm" svg:x="8.347cm" svg:y="23.45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3.169cm" svg:height="0.545cm" svg:x="10.96cm" svg:y="23.933cm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1.482cm" svg:height="0.753cm" svg:x="11.891cm" svg:y="24.368cm">
          <draw:text-box>
            <text:p text:style-name="P18"><text:span text:style-name="T8">switch</text:span></text:p>
          </draw:text-box>
        </draw:frame>
        <draw:frame draw:style-name="gr25" draw:text-style-name="P19" draw:layer="layout" svg:width="2.27cm" svg:height="0.754cm" svg:x="7.866cm" svg:y="24.376cm">
          <draw:text-box>
            <text:p text:style-name="P18"><text:span text:style-name="T8">White rabbit</text:span></text:p>
          </draw:text-box>
        </draw:frame>
        <draw:frame draw:style-name="gr26" draw:text-style-name="P19" draw:layer="layout" svg:width="2.216cm" svg:height="1.11cm" svg:x="5.134cm" svg:y="24.368cm">
          <draw:text-box>
            <text:p text:style-name="P18"><text:span text:style-name="T8">Mux/demux</text:span></text:p>
          </draw:text-box>
        </draw:frame>
        <draw:g>
          <draw:custom-shape draw:style-name="gr27" draw:text-style-name="P4" draw:layer="layout" svg:width="1.452cm" svg:height="5.689cm" svg:x="5.191cm" svg:y="12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8" draw:text-style-name="P7" draw:layer="layout" svg:width="0.414cm" svg:height="1.176cm" svg:x="6.104cm" svg:y="14.609cm" svg:viewBox="0 0 415 1177" svg:d="M415 0c-139 65-277 131-415 196 0 262 0 524 0 785 138 66 276 130 415 196 0-392 0-784 0-1177z">
            <text:p/>
          </draw:path>
          <draw:custom-shape draw:style-name="gr29" draw:text-style-name="P1" draw:layer="layout" svg:width="0.166cm" svg:height="0.158cm" svg:x="5.408cm" svg:y="14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66cm" svg:height="0.158cm" svg:x="5.408cm" svg:y="14.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66cm" svg:height="0.158cm" svg:x="5.408cm" svg:y="16.02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66cm" svg:height="0.158cm" svg:x="5.408cm" svg:y="16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66cm" svg:height="0.158cm" svg:x="5.408cm" svg:y="17.5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66cm" svg:height="0.158cm" svg:x="5.408cm" svg:y="17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0" draw:text-style-name="P4" draw:layer="layout" svg:width="0.416cm" svg:height="0.786cm" svg:x="5.363cm" svg:y="13.0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4" draw:layer="layout" svg:x1="5.363cm" svg:y1="13.424cm" svg:x2="5.778cm" svg:y2="13.424cm">
              <text:p/>
            </draw:line>
          </draw:g>
          <draw:frame draw:style-name="gr31" draw:text-style-name="P20" draw:layer="layout" svg:width="1.306cm" svg:height="1.092cm" svg:x="5.09cm" svg:y="13.881cm">
            <draw:text-box>
              <text:p><text:span text:style-name="T9">A3</text:span></text:p>
            </draw:text-box>
          </draw:frame>
          <draw:frame draw:style-name="gr32" draw:text-style-name="P20" draw:layer="layout" svg:width="1.306cm" svg:height="1.476cm" svg:x="5.09cm" svg:y="14.73cm">
            <draw:text-box>
              <text:p><text:span text:style-name="T9">A0</text:span></text:p>
            </draw:text-box>
          </draw:frame>
          <draw:frame draw:style-name="gr33" draw:text-style-name="P20" draw:layer="layout" svg:width="1.306cm" svg:height="1.475cm" svg:x="5.09cm" svg:y="15.44cm">
            <draw:text-box>
              <text:p><text:span text:style-name="T9">B3</text:span></text:p>
            </draw:text-box>
          </draw:frame>
          <draw:frame draw:style-name="gr32" draw:text-style-name="P20" draw:layer="layout" svg:width="1.306cm" svg:height="1.476cm" svg:x="5.09cm" svg:y="16.308cm">
            <draw:text-box>
              <text:p><text:span text:style-name="T9">B0</text:span></text:p>
            </draw:text-box>
          </draw:frame>
          <draw:frame draw:style-name="gr32" draw:text-style-name="P20" draw:layer="layout" svg:width="1.306cm" svg:height="1.476cm" svg:x="5.09cm" svg:y="16.915cm">
            <draw:text-box>
              <text:p><text:span text:style-name="T9">C3</text:span></text:p>
            </draw:text-box>
          </draw:frame>
          <draw:frame draw:style-name="gr32" draw:text-style-name="P20" draw:layer="layout" svg:width="1.306cm" svg:height="1.476cm" svg:x="5.09cm" svg:y="17.867cm">
            <draw:text-box>
              <text:p><text:span text:style-name="T9">C0</text:span></text:p>
            </draw:text-box>
          </draw:frame>
        </draw:g>
        <draw:g>
          <draw:custom-shape draw:style-name="gr27" draw:text-style-name="P4" draw:layer="layout" svg:width="1.452cm" svg:height="5.689cm" svg:x="7.661cm" svg:y="12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8" draw:text-style-name="P7" draw:layer="layout" svg:width="0.414cm" svg:height="1.176cm" svg:x="8.575cm" svg:y="14.609cm" svg:viewBox="0 0 415 1177" svg:d="M415 0c-139 65-277 131-415 196 0 262 0 524 0 785 138 66 276 130 415 196 0-392 0-784 0-1177z">
            <text:p/>
          </draw:path>
          <draw:custom-shape draw:style-name="gr29" draw:text-style-name="P1" draw:layer="layout" svg:width="0.167cm" svg:height="0.158cm" svg:x="7.878cm" svg:y="14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67cm" svg:height="0.158cm" svg:x="7.878cm" svg:y="14.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67cm" svg:height="0.158cm" svg:x="7.878cm" svg:y="16.02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67cm" svg:height="0.158cm" svg:x="7.878cm" svg:y="16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67cm" svg:height="0.158cm" svg:x="7.878cm" svg:y="17.5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67cm" svg:height="0.158cm" svg:x="7.878cm" svg:y="17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0" draw:text-style-name="P4" draw:layer="layout" svg:width="0.415cm" svg:height="0.786cm" svg:x="7.834cm" svg:y="13.0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4" draw:layer="layout" svg:x1="7.834cm" svg:y1="13.424cm" svg:x2="8.249cm" svg:y2="13.424cm">
              <text:p/>
            </draw:line>
          </draw:g>
          <draw:frame draw:style-name="gr31" draw:text-style-name="P20" draw:layer="layout" svg:width="1.306cm" svg:height="1.092cm" svg:x="7.56cm" svg:y="13.881cm">
            <draw:text-box>
              <text:p><text:span text:style-name="T9">A3</text:span></text:p>
            </draw:text-box>
          </draw:frame>
          <draw:frame draw:style-name="gr32" draw:text-style-name="P20" draw:layer="layout" svg:width="1.306cm" svg:height="1.476cm" svg:x="7.56cm" svg:y="14.73cm">
            <draw:text-box>
              <text:p><text:span text:style-name="T9">A0</text:span></text:p>
            </draw:text-box>
          </draw:frame>
          <draw:frame draw:style-name="gr33" draw:text-style-name="P20" draw:layer="layout" svg:width="1.306cm" svg:height="1.475cm" svg:x="7.56cm" svg:y="15.44cm">
            <draw:text-box>
              <text:p><text:span text:style-name="T9">B3</text:span></text:p>
            </draw:text-box>
          </draw:frame>
          <draw:frame draw:style-name="gr32" draw:text-style-name="P20" draw:layer="layout" svg:width="1.306cm" svg:height="1.476cm" svg:x="7.56cm" svg:y="16.308cm">
            <draw:text-box>
              <text:p><text:span text:style-name="T9">B0</text:span></text:p>
            </draw:text-box>
          </draw:frame>
          <draw:frame draw:style-name="gr32" draw:text-style-name="P20" draw:layer="layout" svg:width="1.306cm" svg:height="1.476cm" svg:x="7.56cm" svg:y="16.915cm">
            <draw:text-box>
              <text:p><text:span text:style-name="T9">C3</text:span></text:p>
            </draw:text-box>
          </draw:frame>
          <draw:frame draw:style-name="gr32" draw:text-style-name="P20" draw:layer="layout" svg:width="1.306cm" svg:height="1.476cm" svg:x="7.56cm" svg:y="17.867cm">
            <draw:text-box>
              <text:p><text:span text:style-name="T9">C0</text:span></text:p>
            </draw:text-box>
          </draw:frame>
        </draw:g>
        <draw:g>
          <draw:custom-shape draw:style-name="gr34" draw:text-style-name="P4" draw:layer="layout" svg:width="1.451cm" svg:height="5.689cm" svg:x="10.132cm" svg:y="12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8" draw:text-style-name="P7" draw:layer="layout" svg:width="0.414cm" svg:height="1.176cm" svg:x="11.045cm" svg:y="14.609cm" svg:viewBox="0 0 415 1177" svg:d="M415 0c-139 65-277 131-415 196 0 262 0 524 0 785 138 66 276 130 415 196 0-392 0-784 0-1177z">
            <text:p/>
          </draw:path>
          <draw:custom-shape draw:style-name="gr29" draw:text-style-name="P1" draw:layer="layout" svg:width="0.167cm" svg:height="0.158cm" svg:x="10.348cm" svg:y="14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67cm" svg:height="0.158cm" svg:x="10.348cm" svg:y="14.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67cm" svg:height="0.158cm" svg:x="10.348cm" svg:y="16.02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67cm" svg:height="0.158cm" svg:x="10.348cm" svg:y="16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67cm" svg:height="0.158cm" svg:x="10.348cm" svg:y="17.5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67cm" svg:height="0.158cm" svg:x="10.348cm" svg:y="17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0" draw:text-style-name="P4" draw:layer="layout" svg:width="0.415cm" svg:height="0.786cm" svg:x="10.304cm" svg:y="13.0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4" draw:layer="layout" svg:x1="10.304cm" svg:y1="13.424cm" svg:x2="10.719cm" svg:y2="13.424cm">
              <text:p/>
            </draw:line>
          </draw:g>
          <draw:frame draw:style-name="gr31" draw:text-style-name="P20" draw:layer="layout" svg:width="1.306cm" svg:height="1.092cm" svg:x="10.03cm" svg:y="13.881cm">
            <draw:text-box>
              <text:p><text:span text:style-name="T9">A3</text:span></text:p>
            </draw:text-box>
          </draw:frame>
          <draw:frame draw:style-name="gr32" draw:text-style-name="P20" draw:layer="layout" svg:width="1.306cm" svg:height="1.476cm" svg:x="10.03cm" svg:y="14.73cm">
            <draw:text-box>
              <text:p><text:span text:style-name="T9">A0</text:span></text:p>
            </draw:text-box>
          </draw:frame>
          <draw:frame draw:style-name="gr33" draw:text-style-name="P20" draw:layer="layout" svg:width="1.306cm" svg:height="1.475cm" svg:x="10.03cm" svg:y="15.44cm">
            <draw:text-box>
              <text:p><text:span text:style-name="T9">B3</text:span></text:p>
            </draw:text-box>
          </draw:frame>
          <draw:frame draw:style-name="gr32" draw:text-style-name="P20" draw:layer="layout" svg:width="1.306cm" svg:height="1.476cm" svg:x="10.03cm" svg:y="16.308cm">
            <draw:text-box>
              <text:p><text:span text:style-name="T9">B0</text:span></text:p>
            </draw:text-box>
          </draw:frame>
          <draw:frame draw:style-name="gr32" draw:text-style-name="P20" draw:layer="layout" svg:width="1.306cm" svg:height="1.476cm" svg:x="10.03cm" svg:y="16.915cm">
            <draw:text-box>
              <text:p><text:span text:style-name="T9">C3</text:span></text:p>
            </draw:text-box>
          </draw:frame>
          <draw:frame draw:style-name="gr32" draw:text-style-name="P20" draw:layer="layout" svg:width="1.306cm" svg:height="1.476cm" svg:x="10.03cm" svg:y="17.867cm">
            <draw:text-box>
              <text:p><text:span text:style-name="T9">C0</text:span></text:p>
            </draw:text-box>
          </draw:frame>
        </draw:g>
        <draw:g>
          <draw:custom-shape draw:style-name="gr27" draw:text-style-name="P4" draw:layer="layout" svg:width="1.452cm" svg:height="5.689cm" svg:x="12.602cm" svg:y="12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8" draw:text-style-name="P7" draw:layer="layout" svg:width="0.414cm" svg:height="1.176cm" svg:x="13.515cm" svg:y="14.609cm" svg:viewBox="0 0 415 1177" svg:d="M415 0c-139 65-277 131-415 196 0 262 0 524 0 785 138 66 276 130 415 196 0-392 0-784 0-1177z">
            <text:p/>
          </draw:path>
          <draw:custom-shape draw:style-name="gr29" draw:text-style-name="P1" draw:layer="layout" svg:width="0.166cm" svg:height="0.158cm" svg:x="12.819cm" svg:y="14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66cm" svg:height="0.158cm" svg:x="12.819cm" svg:y="14.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66cm" svg:height="0.158cm" svg:x="12.819cm" svg:y="16.02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66cm" svg:height="0.158cm" svg:x="12.819cm" svg:y="16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66cm" svg:height="0.158cm" svg:x="12.819cm" svg:y="17.5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66cm" svg:height="0.158cm" svg:x="12.819cm" svg:y="17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0" draw:text-style-name="P4" draw:layer="layout" svg:width="0.415cm" svg:height="0.786cm" svg:x="12.774cm" svg:y="13.0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4" draw:layer="layout" svg:x1="12.774cm" svg:y1="13.424cm" svg:x2="13.189cm" svg:y2="13.424cm">
              <text:p/>
            </draw:line>
          </draw:g>
          <draw:frame draw:style-name="gr31" draw:text-style-name="P20" draw:layer="layout" svg:width="1.306cm" svg:height="1.092cm" svg:x="12.501cm" svg:y="13.881cm">
            <draw:text-box>
              <text:p><text:span text:style-name="T9">A3</text:span></text:p>
            </draw:text-box>
          </draw:frame>
          <draw:frame draw:style-name="gr32" draw:text-style-name="P20" draw:layer="layout" svg:width="1.306cm" svg:height="1.476cm" svg:x="12.501cm" svg:y="14.73cm">
            <draw:text-box>
              <text:p><text:span text:style-name="T9">A0</text:span></text:p>
            </draw:text-box>
          </draw:frame>
          <draw:frame draw:style-name="gr33" draw:text-style-name="P20" draw:layer="layout" svg:width="1.306cm" svg:height="1.475cm" svg:x="12.501cm" svg:y="15.44cm">
            <draw:text-box>
              <text:p><text:span text:style-name="T9">B3</text:span></text:p>
            </draw:text-box>
          </draw:frame>
          <draw:frame draw:style-name="gr32" draw:text-style-name="P20" draw:layer="layout" svg:width="1.306cm" svg:height="1.476cm" svg:x="12.501cm" svg:y="16.308cm">
            <draw:text-box>
              <text:p><text:span text:style-name="T9">B0</text:span></text:p>
            </draw:text-box>
          </draw:frame>
          <draw:frame draw:style-name="gr32" draw:text-style-name="P20" draw:layer="layout" svg:width="1.306cm" svg:height="1.476cm" svg:x="12.501cm" svg:y="16.915cm">
            <draw:text-box>
              <text:p><text:span text:style-name="T9">C3</text:span></text:p>
            </draw:text-box>
          </draw:frame>
          <draw:frame draw:style-name="gr32" draw:text-style-name="P20" draw:layer="layout" svg:width="1.306cm" svg:height="1.476cm" svg:x="12.501cm" svg:y="17.867cm">
            <draw:text-box>
              <text:p><text:span text:style-name="T9">C0</text:span></text:p>
            </draw:text-box>
          </draw:frame>
        </draw:g>
        <draw:frame draw:style-name="gr35" draw:text-style-name="P22" draw:layer="layout" svg:width="4.226cm" svg:height="0.954cm" svg:x="7.476cm" svg:y="11.948cm">
          <draw:text-box>
            <text:p text:style-name="P21"><text:span text:style-name="T10">1U ventilation</text:span></text:p>
          </draw:text-box>
        </draw:frame>
        <draw:frame draw:style-name="gr36" draw:text-style-name="P23" draw:layer="layout" svg:width="4.627cm" svg:height="0.835cm" draw:transform="rotate (1.5707963267949) translate (14.07cm 17.962cm)">
          <draw:text-box>
            <text:p text:style-name="P21"><text:span text:style-name="T11">SNAP boards - 6U</text:span></text:p>
          </draw:text-box>
        </draw:frame>
        <draw:frame draw:style-name="gr37" draw:text-style-name="P24" draw:layer="layout" svg:width="4.638cm" svg:height="0.954cm" svg:x="7.101cm" svg:y="3.092cm">
          <draw:text-box>
            <text:p text:style-name="P21"><text:span text:style-name="T12">4U extra space</text:span></text:p>
          </draw:text-box>
        </draw:frame>
        <draw:custom-shape draw:style-name="gr38" draw:text-style-name="P25" draw:layer="layout" svg:width="0.618cm" svg:height="3.181cm" svg:x="4.668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controls" svg:width="0.197cm" svg:height="0.194cm" svg:x="4.818cm" svg:y="19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4.526cm" svg:y="19.882cm">
          <draw:text-box>
            <text:p><text:span text:style-name="T13">Input, x</text:span></text:p>
          </draw:text-box>
        </draw:frame>
        <draw:custom-shape draw:style-name="gr29" draw:text-style-name="P1" draw:layer="controls" svg:width="0.197cm" svg:height="0.194cm" svg:x="4.818cm" svg:y="20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4.526cm" svg:y="20.463cm">
          <draw:text-box>
            <text:p><text:span text:style-name="T13">Input, y</text:span></text:p>
          </draw:text-box>
        </draw:frame>
        <draw:custom-shape draw:style-name="gr29" draw:text-style-name="P1" draw:layer="controls" svg:width="0.197cm" svg:height="0.194cm" svg:x="4.818cm" svg:y="21.3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4.429cm" svg:y="21.522cm">
          <draw:text-box>
            <text:p><text:span text:style-name="T13">Output, x</text:span></text:p>
          </draw:text-box>
        </draw:frame>
        <draw:custom-shape draw:style-name="gr29" draw:text-style-name="P1" draw:layer="controls" svg:width="0.197cm" svg:height="0.194cm" svg:x="4.818cm" svg:y="21.9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4.429cm" svg:y="22.103cm">
          <draw:text-box>
            <text:p><text:span text:style-name="T13">Output, y</text:span></text:p>
          </draw:text-box>
        </draw:frame>
        <draw:custom-shape draw:style-name="gr41" draw:text-style-name="P25" draw:layer="layout" svg:width="0.617cm" svg:height="3.181cm" svg:x="5.286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controls" svg:width="0.198cm" svg:height="0.194cm" svg:x="5.435cm" svg:y="19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5.144cm" svg:y="19.882cm">
          <draw:text-box>
            <text:p><text:span text:style-name="T13">Input, x</text:span></text:p>
          </draw:text-box>
        </draw:frame>
        <draw:custom-shape draw:style-name="gr29" draw:text-style-name="P1" draw:layer="controls" svg:width="0.198cm" svg:height="0.194cm" svg:x="5.435cm" svg:y="20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5.144cm" svg:y="20.463cm">
          <draw:text-box>
            <text:p><text:span text:style-name="T13">Input, y</text:span></text:p>
          </draw:text-box>
        </draw:frame>
        <draw:custom-shape draw:style-name="gr29" draw:text-style-name="P1" draw:layer="controls" svg:width="0.198cm" svg:height="0.194cm" svg:x="5.435cm" svg:y="21.3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5.046cm" svg:y="21.522cm">
          <draw:text-box>
            <text:p><text:span text:style-name="T13">Output, x</text:span></text:p>
          </draw:text-box>
        </draw:frame>
        <draw:custom-shape draw:style-name="gr29" draw:text-style-name="P1" draw:layer="controls" svg:width="0.198cm" svg:height="0.194cm" svg:x="5.435cm" svg:y="21.9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5.046cm" svg:y="22.103cm">
          <draw:text-box>
            <text:p><text:span text:style-name="T13">Output, y</text:span></text:p>
          </draw:text-box>
        </draw:frame>
        <draw:custom-shape draw:style-name="gr38" draw:text-style-name="P25" draw:layer="layout" svg:width="0.618cm" svg:height="3.181cm" svg:x="5.903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controls" svg:width="0.197cm" svg:height="0.194cm" svg:x="6.053cm" svg:y="19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5.761cm" svg:y="19.882cm">
          <draw:text-box>
            <text:p><text:span text:style-name="T13">Input, x</text:span></text:p>
          </draw:text-box>
        </draw:frame>
        <draw:custom-shape draw:style-name="gr29" draw:text-style-name="P1" draw:layer="controls" svg:width="0.197cm" svg:height="0.194cm" svg:x="6.053cm" svg:y="20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5.761cm" svg:y="20.463cm">
          <draw:text-box>
            <text:p><text:span text:style-name="T13">Input, y</text:span></text:p>
          </draw:text-box>
        </draw:frame>
        <draw:custom-shape draw:style-name="gr29" draw:text-style-name="P1" draw:layer="controls" svg:width="0.197cm" svg:height="0.194cm" svg:x="6.053cm" svg:y="21.3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5.664cm" svg:y="21.522cm">
          <draw:text-box>
            <text:p><text:span text:style-name="T13">Output, x</text:span></text:p>
          </draw:text-box>
        </draw:frame>
        <draw:custom-shape draw:style-name="gr29" draw:text-style-name="P1" draw:layer="controls" svg:width="0.197cm" svg:height="0.194cm" svg:x="6.053cm" svg:y="21.9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5.664cm" svg:y="22.103cm">
          <draw:text-box>
            <text:p><text:span text:style-name="T13">Output, y</text:span></text:p>
          </draw:text-box>
        </draw:frame>
        <draw:custom-shape draw:style-name="gr41" draw:text-style-name="P25" draw:layer="layout" svg:width="0.617cm" svg:height="3.181cm" svg:x="6.521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controls" svg:width="0.198cm" svg:height="0.194cm" svg:x="6.67cm" svg:y="19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6.379cm" svg:y="19.882cm">
          <draw:text-box>
            <text:p><text:span text:style-name="T13">Input, x</text:span></text:p>
          </draw:text-box>
        </draw:frame>
        <draw:custom-shape draw:style-name="gr29" draw:text-style-name="P1" draw:layer="controls" svg:width="0.198cm" svg:height="0.194cm" svg:x="6.67cm" svg:y="20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6.379cm" svg:y="20.463cm">
          <draw:text-box>
            <text:p><text:span text:style-name="T13">Input, y</text:span></text:p>
          </draw:text-box>
        </draw:frame>
        <draw:custom-shape draw:style-name="gr29" draw:text-style-name="P1" draw:layer="controls" svg:width="0.198cm" svg:height="0.194cm" svg:x="6.67cm" svg:y="21.3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6.281cm" svg:y="21.522cm">
          <draw:text-box>
            <text:p><text:span text:style-name="T13">Output, x</text:span></text:p>
          </draw:text-box>
        </draw:frame>
        <draw:custom-shape draw:style-name="gr29" draw:text-style-name="P1" draw:layer="controls" svg:width="0.198cm" svg:height="0.194cm" svg:x="6.67cm" svg:y="21.9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6.281cm" svg:y="22.103cm">
          <draw:text-box>
            <text:p><text:span text:style-name="T13">Output, y</text:span></text:p>
          </draw:text-box>
        </draw:frame>
        <draw:custom-shape draw:style-name="gr38" draw:text-style-name="P25" draw:layer="layout" svg:width="0.618cm" svg:height="3.181cm" svg:x="7.138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controls" svg:width="0.197cm" svg:height="0.194cm" svg:x="7.288cm" svg:y="19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6.996cm" svg:y="19.882cm">
          <draw:text-box>
            <text:p><text:span text:style-name="T13">Input, x</text:span></text:p>
          </draw:text-box>
        </draw:frame>
        <draw:custom-shape draw:style-name="gr29" draw:text-style-name="P1" draw:layer="controls" svg:width="0.197cm" svg:height="0.194cm" svg:x="7.288cm" svg:y="20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6.996cm" svg:y="20.463cm">
          <draw:text-box>
            <text:p><text:span text:style-name="T13">Input, y</text:span></text:p>
          </draw:text-box>
        </draw:frame>
        <draw:custom-shape draw:style-name="gr29" draw:text-style-name="P1" draw:layer="controls" svg:width="0.197cm" svg:height="0.194cm" svg:x="7.288cm" svg:y="21.3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6.899cm" svg:y="21.522cm">
          <draw:text-box>
            <text:p><text:span text:style-name="T13">Output, x</text:span></text:p>
          </draw:text-box>
        </draw:frame>
        <draw:custom-shape draw:style-name="gr29" draw:text-style-name="P1" draw:layer="controls" svg:width="0.197cm" svg:height="0.194cm" svg:x="7.288cm" svg:y="21.9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6.899cm" svg:y="22.103cm">
          <draw:text-box>
            <text:p><text:span text:style-name="T13">Output, y</text:span></text:p>
          </draw:text-box>
        </draw:frame>
        <draw:custom-shape draw:style-name="gr41" draw:text-style-name="P25" draw:layer="layout" svg:width="0.617cm" svg:height="3.181cm" svg:x="7.756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controls" svg:width="0.197cm" svg:height="0.194cm" svg:x="7.906cm" svg:y="19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7.614cm" svg:y="19.882cm">
          <draw:text-box>
            <text:p><text:span text:style-name="T13">Input, x</text:span></text:p>
          </draw:text-box>
        </draw:frame>
        <draw:custom-shape draw:style-name="gr29" draw:text-style-name="P1" draw:layer="controls" svg:width="0.197cm" svg:height="0.194cm" svg:x="7.906cm" svg:y="20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7.614cm" svg:y="20.463cm">
          <draw:text-box>
            <text:p><text:span text:style-name="T13">Input, y</text:span></text:p>
          </draw:text-box>
        </draw:frame>
        <draw:custom-shape draw:style-name="gr29" draw:text-style-name="P1" draw:layer="controls" svg:width="0.197cm" svg:height="0.194cm" svg:x="7.906cm" svg:y="21.3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7.517cm" svg:y="21.522cm">
          <draw:text-box>
            <text:p><text:span text:style-name="T13">Output, x</text:span></text:p>
          </draw:text-box>
        </draw:frame>
        <draw:custom-shape draw:style-name="gr29" draw:text-style-name="P1" draw:layer="controls" svg:width="0.197cm" svg:height="0.194cm" svg:x="7.906cm" svg:y="21.9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7.517cm" svg:y="22.103cm">
          <draw:text-box>
            <text:p><text:span text:style-name="T13">Output, y</text:span></text:p>
          </draw:text-box>
        </draw:frame>
        <draw:custom-shape draw:style-name="gr38" draw:text-style-name="P25" draw:layer="layout" svg:width="0.618cm" svg:height="3.181cm" svg:x="8.373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controls" svg:width="0.197cm" svg:height="0.194cm" svg:x="8.523cm" svg:y="19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8.231cm" svg:y="19.882cm">
          <draw:text-box>
            <text:p><text:span text:style-name="T13">Input, x</text:span></text:p>
          </draw:text-box>
        </draw:frame>
        <draw:custom-shape draw:style-name="gr29" draw:text-style-name="P1" draw:layer="controls" svg:width="0.197cm" svg:height="0.194cm" svg:x="8.523cm" svg:y="20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8.231cm" svg:y="20.463cm">
          <draw:text-box>
            <text:p><text:span text:style-name="T13">Input, y</text:span></text:p>
          </draw:text-box>
        </draw:frame>
        <draw:custom-shape draw:style-name="gr29" draw:text-style-name="P1" draw:layer="controls" svg:width="0.197cm" svg:height="0.194cm" svg:x="8.523cm" svg:y="21.3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8.134cm" svg:y="21.522cm">
          <draw:text-box>
            <text:p><text:span text:style-name="T13">Output, x</text:span></text:p>
          </draw:text-box>
        </draw:frame>
        <draw:custom-shape draw:style-name="gr29" draw:text-style-name="P1" draw:layer="controls" svg:width="0.197cm" svg:height="0.194cm" svg:x="8.523cm" svg:y="21.9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8.134cm" svg:y="22.103cm">
          <draw:text-box>
            <text:p><text:span text:style-name="T13">Output, y</text:span></text:p>
          </draw:text-box>
        </draw:frame>
        <draw:custom-shape draw:style-name="gr41" draw:text-style-name="P25" draw:layer="layout" svg:width="0.617cm" svg:height="3.181cm" svg:x="8.991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controls" svg:width="0.197cm" svg:height="0.194cm" svg:x="9.141cm" svg:y="19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8.849cm" svg:y="19.882cm">
          <draw:text-box>
            <text:p><text:span text:style-name="T13">Input, x</text:span></text:p>
          </draw:text-box>
        </draw:frame>
        <draw:custom-shape draw:style-name="gr29" draw:text-style-name="P1" draw:layer="controls" svg:width="0.197cm" svg:height="0.194cm" svg:x="9.141cm" svg:y="20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8.849cm" svg:y="20.463cm">
          <draw:text-box>
            <text:p><text:span text:style-name="T13">Input, y</text:span></text:p>
          </draw:text-box>
        </draw:frame>
        <draw:custom-shape draw:style-name="gr29" draw:text-style-name="P1" draw:layer="controls" svg:width="0.197cm" svg:height="0.194cm" svg:x="9.141cm" svg:y="21.3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8.752cm" svg:y="21.522cm">
          <draw:text-box>
            <text:p><text:span text:style-name="T13">Output, x</text:span></text:p>
          </draw:text-box>
        </draw:frame>
        <draw:custom-shape draw:style-name="gr29" draw:text-style-name="P1" draw:layer="controls" svg:width="0.197cm" svg:height="0.194cm" svg:x="9.141cm" svg:y="21.9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8.752cm" svg:y="22.103cm">
          <draw:text-box>
            <text:p><text:span text:style-name="T13">Output, y</text:span></text:p>
          </draw:text-box>
        </draw:frame>
        <draw:custom-shape draw:style-name="gr38" draw:text-style-name="P25" draw:layer="layout" svg:width="0.618cm" svg:height="3.181cm" svg:x="9.608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controls" svg:width="0.198cm" svg:height="0.194cm" svg:x="9.758cm" svg:y="19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9.466cm" svg:y="19.882cm">
          <draw:text-box>
            <text:p><text:span text:style-name="T13">Input, x</text:span></text:p>
          </draw:text-box>
        </draw:frame>
        <draw:custom-shape draw:style-name="gr29" draw:text-style-name="P1" draw:layer="controls" svg:width="0.198cm" svg:height="0.194cm" svg:x="9.758cm" svg:y="20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9.466cm" svg:y="20.463cm">
          <draw:text-box>
            <text:p><text:span text:style-name="T13">Input, y</text:span></text:p>
          </draw:text-box>
        </draw:frame>
        <draw:custom-shape draw:style-name="gr29" draw:text-style-name="P1" draw:layer="controls" svg:width="0.198cm" svg:height="0.194cm" svg:x="9.758cm" svg:y="21.3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2" draw:text-style-name="P26" draw:layer="controls" svg:width="1.045cm" svg:height="0.565cm" svg:x="9.369cm" svg:y="21.522cm">
          <draw:text-box>
            <text:p><text:span text:style-name="T13">Output, x</text:span></text:p>
          </draw:text-box>
        </draw:frame>
        <draw:custom-shape draw:style-name="gr29" draw:text-style-name="P1" draw:layer="controls" svg:width="0.198cm" svg:height="0.194cm" svg:x="9.758cm" svg:y="21.9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9.369cm" svg:y="22.103cm">
          <draw:text-box>
            <text:p><text:span text:style-name="T13">Output, y</text:span></text:p>
          </draw:text-box>
        </draw:frame>
        <draw:custom-shape draw:style-name="gr41" draw:text-style-name="P25" draw:layer="layout" svg:width="0.617cm" svg:height="3.181cm" svg:x="10.226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controls" svg:width="0.197cm" svg:height="0.194cm" svg:x="10.376cm" svg:y="19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10.084cm" svg:y="19.882cm">
          <draw:text-box>
            <text:p><text:span text:style-name="T13">Input, x</text:span></text:p>
          </draw:text-box>
        </draw:frame>
        <draw:custom-shape draw:style-name="gr29" draw:text-style-name="P1" draw:layer="controls" svg:width="0.197cm" svg:height="0.194cm" svg:x="10.376cm" svg:y="20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10.084cm" svg:y="20.463cm">
          <draw:text-box>
            <text:p><text:span text:style-name="T13">Input, y</text:span></text:p>
          </draw:text-box>
        </draw:frame>
        <draw:custom-shape draw:style-name="gr29" draw:text-style-name="P1" draw:layer="controls" svg:width="0.197cm" svg:height="0.194cm" svg:x="10.376cm" svg:y="21.3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9.987cm" svg:y="21.522cm">
          <draw:text-box>
            <text:p><text:span text:style-name="T13">Output, x</text:span></text:p>
          </draw:text-box>
        </draw:frame>
        <draw:custom-shape draw:style-name="gr29" draw:text-style-name="P1" draw:layer="controls" svg:width="0.197cm" svg:height="0.194cm" svg:x="10.376cm" svg:y="21.9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9.987cm" svg:y="22.103cm">
          <draw:text-box>
            <text:p><text:span text:style-name="T13">Output, y</text:span></text:p>
          </draw:text-box>
        </draw:frame>
        <draw:custom-shape draw:style-name="gr38" draw:text-style-name="P25" draw:layer="layout" svg:width="0.618cm" svg:height="3.181cm" svg:x="10.843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controls" svg:width="0.198cm" svg:height="0.194cm" svg:x="10.993cm" svg:y="19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10.701cm" svg:y="19.882cm">
          <draw:text-box>
            <text:p><text:span text:style-name="T13">Input, x</text:span></text:p>
          </draw:text-box>
        </draw:frame>
        <draw:custom-shape draw:style-name="gr29" draw:text-style-name="P1" draw:layer="controls" svg:width="0.198cm" svg:height="0.194cm" svg:x="10.993cm" svg:y="20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10.701cm" svg:y="20.463cm">
          <draw:text-box>
            <text:p><text:span text:style-name="T13">Input, y</text:span></text:p>
          </draw:text-box>
        </draw:frame>
        <draw:custom-shape draw:style-name="gr29" draw:text-style-name="P1" draw:layer="controls" svg:width="0.198cm" svg:height="0.194cm" svg:x="10.993cm" svg:y="21.3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10.604cm" svg:y="21.522cm">
          <draw:text-box>
            <text:p><text:span text:style-name="T13">Output, x</text:span></text:p>
          </draw:text-box>
        </draw:frame>
        <draw:custom-shape draw:style-name="gr29" draw:text-style-name="P1" draw:layer="controls" svg:width="0.198cm" svg:height="0.194cm" svg:x="10.993cm" svg:y="21.9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10.604cm" svg:y="22.103cm">
          <draw:text-box>
            <text:p><text:span text:style-name="T13">Output, y</text:span></text:p>
          </draw:text-box>
        </draw:frame>
        <draw:custom-shape draw:style-name="gr41" draw:text-style-name="P25" draw:layer="layout" svg:width="0.617cm" svg:height="3.181cm" svg:x="11.461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controls" svg:width="0.197cm" svg:height="0.194cm" svg:x="11.611cm" svg:y="19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11.319cm" svg:y="19.882cm">
          <draw:text-box>
            <text:p><text:span text:style-name="T13">Input, x</text:span></text:p>
          </draw:text-box>
        </draw:frame>
        <draw:custom-shape draw:style-name="gr29" draw:text-style-name="P1" draw:layer="controls" svg:width="0.197cm" svg:height="0.194cm" svg:x="11.611cm" svg:y="20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11.319cm" svg:y="20.463cm">
          <draw:text-box>
            <text:p><text:span text:style-name="T13">Input, y</text:span></text:p>
          </draw:text-box>
        </draw:frame>
        <draw:custom-shape draw:style-name="gr29" draw:text-style-name="P1" draw:layer="controls" svg:width="0.197cm" svg:height="0.194cm" svg:x="11.611cm" svg:y="21.3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11.222cm" svg:y="21.522cm">
          <draw:text-box>
            <text:p><text:span text:style-name="T13">Output, x</text:span></text:p>
          </draw:text-box>
        </draw:frame>
        <draw:custom-shape draw:style-name="gr29" draw:text-style-name="P1" draw:layer="controls" svg:width="0.197cm" svg:height="0.194cm" svg:x="11.611cm" svg:y="21.9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11.222cm" svg:y="22.103cm">
          <draw:text-box>
            <text:p><text:span text:style-name="T13">Output, y</text:span></text:p>
          </draw:text-box>
        </draw:frame>
        <draw:custom-shape draw:style-name="gr38" draw:text-style-name="P25" draw:layer="layout" svg:width="0.618cm" svg:height="3.181cm" svg:x="12.078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controls" svg:width="0.198cm" svg:height="0.194cm" svg:x="12.228cm" svg:y="19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11.936cm" svg:y="19.882cm">
          <draw:text-box>
            <text:p><text:span text:style-name="T13">Input, x</text:span></text:p>
          </draw:text-box>
        </draw:frame>
        <draw:custom-shape draw:style-name="gr29" draw:text-style-name="P1" draw:layer="controls" svg:width="0.198cm" svg:height="0.194cm" svg:x="12.228cm" svg:y="20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11.936cm" svg:y="20.463cm">
          <draw:text-box>
            <text:p><text:span text:style-name="T13">Input, y</text:span></text:p>
          </draw:text-box>
        </draw:frame>
        <draw:custom-shape draw:style-name="gr29" draw:text-style-name="P1" draw:layer="controls" svg:width="0.198cm" svg:height="0.194cm" svg:x="12.228cm" svg:y="21.3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11.839cm" svg:y="21.522cm">
          <draw:text-box>
            <text:p><text:span text:style-name="T13">Output, x</text:span></text:p>
          </draw:text-box>
        </draw:frame>
        <draw:custom-shape draw:style-name="gr29" draw:text-style-name="P1" draw:layer="controls" svg:width="0.198cm" svg:height="0.194cm" svg:x="12.228cm" svg:y="21.9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11.839cm" svg:y="22.103cm">
          <draw:text-box>
            <text:p><text:span text:style-name="T13">Output, y</text:span></text:p>
          </draw:text-box>
        </draw:frame>
        <draw:custom-shape draw:style-name="gr38" draw:text-style-name="P25" draw:layer="layout" svg:width="0.618cm" svg:height="3.181cm" svg:x="12.696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controls" svg:width="0.197cm" svg:height="0.194cm" svg:x="12.846cm" svg:y="19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12.554cm" svg:y="19.882cm">
          <draw:text-box>
            <text:p><text:span text:style-name="T13">Input, x</text:span></text:p>
          </draw:text-box>
        </draw:frame>
        <draw:custom-shape draw:style-name="gr29" draw:text-style-name="P1" draw:layer="controls" svg:width="0.197cm" svg:height="0.194cm" svg:x="12.846cm" svg:y="20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12.554cm" svg:y="20.463cm">
          <draw:text-box>
            <text:p><text:span text:style-name="T13">Input, y</text:span></text:p>
          </draw:text-box>
        </draw:frame>
        <draw:custom-shape draw:style-name="gr29" draw:text-style-name="P1" draw:layer="controls" svg:width="0.197cm" svg:height="0.194cm" svg:x="12.846cm" svg:y="21.3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12.457cm" svg:y="21.522cm">
          <draw:text-box>
            <text:p><text:span text:style-name="T13">Output, x</text:span></text:p>
          </draw:text-box>
        </draw:frame>
        <draw:custom-shape draw:style-name="gr29" draw:text-style-name="P1" draw:layer="controls" svg:width="0.197cm" svg:height="0.194cm" svg:x="12.846cm" svg:y="21.9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12.457cm" svg:y="22.103cm">
          <draw:text-box>
            <text:p><text:span text:style-name="T13">Output, y</text:span></text:p>
          </draw:text-box>
        </draw:frame>
        <draw:custom-shape draw:style-name="gr41" draw:text-style-name="P25" draw:layer="layout" svg:width="0.617cm" svg:height="3.181cm" svg:x="13.314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controls" svg:width="0.198cm" svg:height="0.194cm" svg:x="13.463cm" svg:y="19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13.172cm" svg:y="19.882cm">
          <draw:text-box>
            <text:p><text:span text:style-name="T13">Input, x</text:span></text:p>
          </draw:text-box>
        </draw:frame>
        <draw:custom-shape draw:style-name="gr29" draw:text-style-name="P1" draw:layer="controls" svg:width="0.198cm" svg:height="0.194cm" svg:x="13.463cm" svg:y="20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26" draw:layer="controls" svg:width="0.963cm" svg:height="0.408cm" svg:x="13.172cm" svg:y="20.463cm">
          <draw:text-box>
            <text:p><text:span text:style-name="T13">Input, y</text:span></text:p>
          </draw:text-box>
        </draw:frame>
        <draw:custom-shape draw:style-name="gr29" draw:text-style-name="P1" draw:layer="controls" svg:width="0.198cm" svg:height="0.194cm" svg:x="13.463cm" svg:y="21.3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13.074cm" svg:y="21.522cm">
          <draw:text-box>
            <text:p><text:span text:style-name="T13">Output, x</text:span></text:p>
          </draw:text-box>
        </draw:frame>
        <draw:custom-shape draw:style-name="gr29" draw:text-style-name="P1" draw:layer="controls" svg:width="0.198cm" svg:height="0.194cm" svg:x="13.463cm" svg:y="21.9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26" draw:layer="controls" svg:width="1.074cm" svg:height="0.408cm" svg:x="13.074cm" svg:y="22.103cm">
          <draw:text-box>
            <text:p><text:span text:style-name="T13">Output, y</text:span></text:p>
          </draw:text-box>
        </draw:frame>
        <draw:custom-shape draw:style-name="gr38" draw:text-style-name="P25" draw:layer="layout" svg:width="0.618cm" svg:height="3.181cm" svg:x="13.931cm" svg:y="19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controls" svg:width="0.197cm" svg:height="0.194cm" svg:x="14.081cm" svg:y="19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3" draw:text-style-name="P26" draw:layer="controls" svg:width="0.963cm" svg:height="0.408cm" svg:x="13.789cm" svg:y="19.882cm">
          <draw:text-box>
            <text:p><text:span text:style-name="T13">Input, x</text:span></text:p>
          </draw:text-box>
        </draw:frame>
        <draw:custom-shape draw:style-name="gr29" draw:text-style-name="P1" draw:layer="controls" svg:width="0.197cm" svg:height="0.194cm" svg:x="14.081cm" svg:y="20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3" draw:text-style-name="P26" draw:layer="controls" svg:width="0.963cm" svg:height="0.408cm" svg:x="13.789cm" svg:y="20.463cm">
          <draw:text-box>
            <text:p><text:span text:style-name="T13">Input, y</text:span></text:p>
          </draw:text-box>
        </draw:frame>
        <draw:custom-shape draw:style-name="gr29" draw:text-style-name="P1" draw:layer="controls" svg:width="0.197cm" svg:height="0.194cm" svg:x="14.081cm" svg:y="21.3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4" draw:text-style-name="P26" draw:layer="controls" svg:width="1.074cm" svg:height="0.408cm" svg:x="13.692cm" svg:y="21.522cm">
          <draw:text-box>
            <text:p><text:span text:style-name="T13">Output, x</text:span></text:p>
          </draw:text-box>
        </draw:frame>
        <draw:custom-shape draw:style-name="gr29" draw:text-style-name="P1" draw:layer="controls" svg:width="0.197cm" svg:height="0.194cm" svg:x="14.081cm" svg:y="21.9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4" draw:text-style-name="P26" draw:layer="controls" svg:width="1.074cm" svg:height="0.408cm" svg:x="13.692cm" svg:y="22.103cm">
          <draw:text-box>
            <text:p><text:span text:style-name="T13">Output, y</text:span></text:p>
          </draw:text-box>
        </draw:frame>
        <draw:custom-shape draw:style-name="gr45" draw:text-style-name="P4" draw:layer="layout" svg:width="11.049cm" svg:height="25.273cm" svg:x="4.048cm" svg:y="1.381cm">
          <text:p/>
          <draw:enhanced-geometry svg:viewBox="0 0 21600 21600" draw:type="rectangle" draw:enhanced-path="M 0 0 L 21600 0 21600 21600 0 21600 0 0 Z N"/>
        </draw:custom-shape>
        <draw:line draw:style-name="gr46" draw:text-style-name="P27" draw:layer="layout" svg:x1="1.635cm" svg:y1="1cm" svg:x2="1.635cm" svg:y2="26.94cm">
          <text:p/>
        </draw:line>
        <draw:line draw:style-name="gr47" draw:text-style-name="P25" draw:layer="layout" svg:x1="0.619cm" svg:y1="1cm" svg:x2="2.143cm" svg:y2="1cm">
          <text:p/>
        </draw:line>
        <draw:line draw:style-name="gr47" draw:text-style-name="P25" draw:layer="layout" svg:x1="2.016cm" svg:y1="1.762cm" svg:x2="3.54cm" svg:y2="1.762cm">
          <text:p/>
        </draw:line>
        <draw:frame draw:style-name="gr48" draw:text-style-name="P28" draw:layer="layout" svg:width="5.273cm" svg:height="0.835cm" svg:x="0.426cm" svg:y="0.238cm">
          <draw:text-box>
            <text:p><text:span text:style-name="T14">46.25 “ = 1174.75 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Caslon Pro" svg:font-family="'Adobe Caslon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0:29:28.267819000</meta:creation-date>
    <dc:date>2016-07-14T15:41:32.648216000</dc:date>
    <meta:editing-duration>PT4H9M43S</meta:editing-duration>
    <meta:editing-cycles>32</meta:editing-cycles>
    <meta:generator>LibreOffice/5.1.4.2$MacOSX_X86_64 LibreOffice_project/f99d75f39f1c57ebdd7ffc5f42867c12031db97a</meta:generator>
    <meta:document-statistic meta:object-count="250"/>
  </office:meta>
</office:document-meta>
</file>